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pboard.getDocument( DocumentFactory identityMap ,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pboard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pboard.getPublic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pboard.Clipboard( Document document , int _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